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Heading">
      <style:text-properties officeooo:paragraph-rsid="0017e389"/>
    </style:style>
    <style:style style:name="P2" style:family="paragraph" style:parent-style-name="pragma">
      <style:text-properties officeooo:paragraph-rsid="0017e389"/>
    </style:style>
    <style:style style:name="P3" style:family="paragraph" style:parent-style-name="Signature">
      <style:text-properties officeooo:paragraph-rsid="0017e389"/>
    </style:style>
    <style:style style:name="P4" style:family="paragraph" style:parent-style-name="Normal">
      <style:text-properties officeooo:paragraph-rsid="0017e389"/>
    </style:style>
    <style:style style:name="P5" style:family="paragraph" style:parent-style-name="Heading_20_3">
      <style:text-properties officeooo:rsid="001be403" officeooo:paragraph-rsid="0017e389"/>
    </style:style>
    <style:style style:name="P6" style:family="paragraph" style:parent-style-name="chapeau">
      <style:text-properties officeooo:paragraph-rsid="0017e389"/>
    </style:style>
    <style:style style:name="P7" style:family="paragraph" style:parent-style-name="Heading_20_1">
      <style:text-properties officeooo:paragraph-rsid="0017e389"/>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be403"/>
    </style:style>
    <style:style style:name="T2" style:family="text">
      <style:text-properties fo:font-variant="normal" fo:text-transform="none" fo:color="#00000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érer son courrier électronique avec Postler<office:annotation><dc:creator>Auteur inconnu</dc:creator><dc:date>2017-10-25T10:10:48.557177086</dc:date><text:p text:style-name="P8"><text:span text:style-name="T2">On tourne le titre de manière à indiquer au lecteur la manipulation illustrée (verbe nécessaire)</text:span></text:p></office:annotation></text:p>
      <text:p text:style-name="P3">Nom Prénom de l’auteur</text:p>
      <text:p text:style-name="P4"><office:annotation office:name="__Annotation__264_352635926"><dc:creator>Auteur inconnu</dc:creator><dc:date>2017-10-25T10:11:08.959773984</dc:date><text:p text:style-name="P8"><text:span text:style-name="T2">On indique la version de l’outil principal utilisé + le site du projet principal dont on parle</text:span></text:p></office:annotation><text:span text:style-name="gras">Outil utilisé :</text:span> Postler <text:span text:style-name="T1">X.X</text:span></text:p>
      <text:p text:style-name="P4"><text:span text:style-name="gras"><text:span text:style-name="T1">Site du projet :</text:span></text:span><text:span text:style-name="T1"> [URL]</text:span> <office:annotation-end office:name="__Annotation__264_352635926"/></text:p>
      <text:p text:style-name="P6">Aux côtés de clients de messagerie riches en fonctionnalités ont été développées des alternatives bien plus légères et tout aussi fonctionnelles. Postler compte au nombre de ces dernières. Ce client mail développé dans le cadre du projet Elementary OS fournit tout ce qu'il faut pour correspondre avec ses contacts. Voyons comment tirer parti au mieux de ce dernier.<office:annotation><dc:creator>Auteur inconnu</dc:creator><dc:date>2017-10-25T10:11:43.085852182</dc:date><text:p text:style-name="P8"><text:span text:style-name="T3">Avec ce chapeau, on introduit le sujet et on développe l’objectif du tutoriel</text:span></text:p></office:annotation> <text:s/></text:p>
      <text:h text:style-name="P7" text:outline-level="1"><text:span text:style-name="T1">Étape </text:span>1 : Ajouter son compte de messagerie</text:h>
      <text:p text:style-name="P2">/// Fig.1 : <text:span text:style-name="T1">postler1.png ///</text:span></text:p>
      <text:p text:style-name="P4">Première étape indispensable : renseigner son compte de messagerie. Notez que si vous ne disposez pas d'adresse mail, Postler vous proposera d'en créer une sur Gmail. Quoi qu'il en soit, n'oubliez pas d'indiquer ici votre nom, votre adresse mail, votre mot de passe et éventuellement le nom de votre société si vous comptez gérer par ce biais votre boite de messagerie professionnelle. <text:s/></text:p>
      <text:h text:style-name="P7" text:outline-level="1"><office:annotation office:name="__Annotation__265_352635926"><dc:creator>Auteur inconnu</dc:creator><dc:date>2017-10-25T10:12:20.171925626</dc:date><text:p text:style-name="P8"><text:span text:style-name="T2">Chaque étape est numérotée (attention, il n’y a pas de sous-étape). L’intitulé est directement tourné vers l’action qui sera réalisée </text:span></text:p></office:annotation><text:span text:style-name="T1">Étape </text:span>2<office:annotation-end office:name="__Annotation__265_352635926"/> : S'y retrouver</text:h>
      <text:p text:style-name="P2">/// Fig.2 : <text:span text:style-name="T1">postler2.png ///</text:span></text:p>
      <text:p text:style-name="P4">Votre compte renseigné, Postler va désormais importer tous vos e-mails. Depuis le panneau latéral du programme, vous pourrez accéder à ces derniers. En cliquant sur <text:span text:style-name="menu">Inbox</text:span>, vous pourrez consulter votre boîte de réception. <text:span text:style-name="menu">Sent</text:span> renferme tous les e-mails que vous avez envoyés, <text:span text:style-name="menu">Drafts</text:span> vous permettra de retrouver vos brouillons, <text:span text:style-name="menu">Trash</text:span> réunit tous les messages envoyés à la corbeille et <text:span text:style-name="menu">Archive</text:span>, ceux archivés par vos soins. À noter, le programme peut gérer plusieurs comptes de messagerie. Pour ajouter un nouveau compte, cliquez sur l'option <text:span text:style-name="menu">New Account</text:span> du menu s'affichant après un clic sur la roue crantée. <text:s text:c="2"/></text:p>
      <text:h text:style-name="P7" text:outline-level="1"><text:span text:style-name="T1">Étape </text:span>3 : Lire un e-mail</text:h>
      <text:p text:style-name="P2">/// Fig.3 : <text:span text:style-name="T1">postler3.png ///</text:span></text:p>
      <text:p text:style-name="P4">Sélectionnez le message de votre choix dans la liste, Postler affiche l'e-mail en bas de l'interface. Depuis la barre d'outils du programme, vous pourrez choisir de répondre à ce courrier électronique, le transférer, l'archiver ou le supprimer. Pour vérifier la présence de nouveaux messages, utilisez le bouton tout à gauche intitulé <text:span text:style-name="menu">Receive mail on all accounts</text:span>. </text:p>
      <text:h text:style-name="P7" text:outline-level="1"><text:span text:style-name="T1">Étape </text:span>4 : Rédiger un e-mail</text:h>
      <text:p text:style-name="P2">/// Fig.4 : <text:span text:style-name="T1">postler4.png ///</text:span><text:span text:style-name="T1"><office:annotation><dc:creator>Auteur inconnu</dc:creator><dc:date>2017-10-25T10:12:53.832446566</dc:date><text:p text:style-name="P8"><text:span text:style-name="T2">Les captures ne comprennent pas de légende (mais vous pouvez éventuellement les numéroter si besoin)</text:span></text:p></office:annotation></text:span></text:p>
      <text:p text:style-name="P4">Pour écrire un e-mail, cliquez sur le bouton <text:span text:style-name="menu">New message</text:span>. Une nouvelle fenêtre s'affiche dans laquelle vous pourrez renseigner votre ou vos destinataires (en copie ou copie cachée si vous le souhaitez), l'objet de votre message et enfin le corps de ce dernier. Vous pourrez ajouter des smileys à votre texte, marquer les passages de votre choix, compléter le tout avec une pièce jointe. Pour envoyer l'e-mail, il suffira de cliquer sur <text:span text:style-name="menu">Send</text:span>. Si vous êtes pressé par le temps, l'option <text:span text:style-name="menu">Enregistrer</text:span> vous permettra d'y revenir plus tard en conservant votre message en tant que brouillon. <text:s text:c="5"/></text:p>
      <text:h text:style-name="P7" text:outline-level="1"><text:span text:style-name="T1">Étape </text:span>5 : Effectuer une recherche</text:h>
      <text:p text:style-name="P2">/// Fig.5 : <text:span text:style-name="T1">postler5.png ///</text:span><text:span text:style-name="T1"><office:annotation><dc:creator>Auteur inconnu</dc:creator><dc:date>2017-10-25T10:13:10.773025684</dc:date><text:p text:style-name="P8"><text:span text:style-name="T2">Dans l’idéal, une figure accompagne chaque étape… <text:s/>encore faut-il que le sujet le permette ;) (il peut s’agir de code ou de console aussi)</text:span></text:p></office:annotation></text:span></text:p>
      <text:p text:style-name="P4">Postler intègre un outil de recherche particulièrement utile lorsque l'on commence à accumuler les e-mails. <text:soft-page-break/>Pour utiliser ce dernier, il suffira de taper l'objet de sa recherche dans le champ prévu à cet effet. Le programme va ensuite trier les résultats obtenus par sujet, expéditeur, contenu... Il sera même possible de sauvegarder la recherche effectuée. <office:annotation><dc:creator>Auteur inconnu</dc:creator><dc:date>2017-10-25T10:13:37.733213922</dc:date><text:p text:style-name="P8"><text:span text:style-name="T2">Dans l’idéal également, le développement de chaque étape est équilibré (les paragraphes font + ou moins le même nombre de lignes)...</text:span></text:p></office:annotation></text:p>
      <text:p text:style-name="P2">/// <text:span text:style-name="T1">ENCADRÉ ///</text:span></text:p>
      <text:p text:style-name="P5">Pour aller plus loin<office:annotation><dc:creator>Auteur inconnu</dc:creator><dc:date>2017-10-25T10:14:02.851927576</dc:date><text:p text:style-name="P8"><text:span text:style-name="T2">Si le sujet le permet, il est possible d’ajouter une partie « Aller plus loin » en fin de tutoriel</text:span></text:p><text:p text:style-name="P8"><text:span text:style-name="T2">« Aller plus loin » remplace ici une éventuelle conclusion</text:span></text:p></office:annotation></text:p>
      <text:p text:style-name="P2">/// Fig.6 : <text:span text:style-name="T1">postler6.png ///</text:span></text:p>
      <text:p text:style-name="P4">Pour utiliser de façon plus efficace Postler, rien de tel que les raccourcis clavier. Pour afficher la liste de ces derniers, utilisez la touche [F1]. Vous découvrirez ainsi que pour relever vos e-mails, il vous suffira de recourir à la combinaison [Ctrl] + [I]. Pour rédiger un nouveau message, vous pouvez utiliser le raccourci [Ctrl] + [M]. Pour afficher le programme en plein écran, [F11] fera l'affaire. Et ainsi de suite…</text:p>
      <text:p text:style-name="P2">/// <text:span text:style-name="T1">FIN ENCADR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8b0000" style:font-name="Bitstream Vera Sans Mono" fo:font-family="'Bitstream Vera Sans Mono'" style:font-style-name="Gras" style:font-family-generic="modern" style:font-pitch="fixed" fo:font-size="9pt" fo:font-weight="bold" officeooo:rsid="0015ab34" style:font-weight-asian="bold" style:font-weight-complex="bold"/>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menu" style:family="text">
      <style:text-properties style:font-name="Arial2" fo:font-family="Arial" style:font-style-name="Gras Italique" style:font-family-generic="swiss" style:font-pitch="variable" fo:font-size="9pt" fo:font-style="italic" fo:font-weight="bold" fo:background-color="#b0c4de"/>
    </style:style>
    <style:style style:name="url" style:family="text">
      <style:text-properties style:font-name="Arial" fo:font-family="Arial" style:font-style-name="Gras" style:font-family-generic="swiss" style:font-pitch="variable" fo:font-size="10pt" style:text-underline-style="none" fo:font-weight="bold" officeooo:rsid="0015ab34" fo:background-color="#afeeee"/>
    </style:style>
    <style:style style:name="gras" style:family="text">
      <style:text-properties fo:color="#ffa07a" style:font-name="Arial1" fo:font-family="Arial" style:font-style-name="Normal" style:font-family-generic="swiss" style:font-pitch="variable" fo:font-size="10pt" fo:font-weight="bold" officeooo:rsid="0015ab34" fo:background-color="transparent"/>
    </style:style>
    <style:style style:name="italic" style:family="text">
      <style:text-properties fo:color="#3cb371" style:font-name="Arial1" fo:font-family="Arial" style:font-style-name="Normal" style:font-family-generic="swiss" style:font-pitch="variable" fo:font-size="10pt"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iamond_editions</dc:title>
    <meta:creation-date>2017-10-25T10:19:52.023483821</meta:creation-date>
    <dc:language>fr-FR</dc:language>
    <meta:editing-cycles>2</meta:editing-cycles>
    <meta:editing-duration>PT46S</meta:editing-duration>
    <dc:date>2017-10-25T10:20:36.255482360</dc:date>
    <meta:document-statistic meta:character-count="3591" meta:image-count="0" meta:non-whitespace-character-count="3015" meta:object-count="0" meta:page-count="2" meta:paragraph-count="25" meta:table-count="0" meta:word-count="585"/>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